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8.5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-theorem (thermo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ag's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ag–Łopuszański–Sohniu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oush's theorem (algebraic groups, representation theory, 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damard three-circl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damard three-line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dwiger's theorem (geometry, 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 decomposition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 embedding theorem (ordered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ry ball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–Banach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–Kolmogorov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hn–Mazurkiewicz theorem (continuum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jnal–Szemerédi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es–Jewett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's marriage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pern–Läuchli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 sandwich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mersley–Clifford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–Littlewood maximal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–Littlewood tauberia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y–Ramanujan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ish–Chandra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ish–Chandra's regularity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nack's curve theorem (real 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nack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man–Grobma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ogs–Rosenthal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ogs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togs's extension theorem (several complex variab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 norm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's theorem on elliptic curves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–Arf theorem (local class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sse–Minkowski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ckscher–Ohli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ne–Borel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Heine–Cantor theorem (metr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inger–Toeplit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mann–Feyn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–Bray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's select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y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mholtz theorem (classical mechanics)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mholtz's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brand's theorem (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brand–Ribet theorem (cyclotomic fie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man's embedding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basis theorem (commutative algebra,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Nullstellensatz (theorem of zeroes) (commutative algebra, 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–Schmid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–Speiser theorem (cyclotomic fie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–Waring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irreducibility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syzygy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's theorem 90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bert projection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e–Yosida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dman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ge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onaka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zebruch signature theorem (topology, 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zebruch–Riemann–Roch theorem (complex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jelmslev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bby–Ric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ge index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henberg–Kohn theorems ("Density Functional Theory"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öld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ditch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land's schema theorem (genetic algorith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mström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f–Rinow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ewicz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automorphism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theorem (normed divisio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witz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dentity theorem for Riemann surfaces (Riemann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erman–Szelepcsény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icit function theorem (vector 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rement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monke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value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l representation theorem for classical Wiener space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mediate value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cept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secting chord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secting secant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section theorem (projectiv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 eigenvalue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 function theorem (vector 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nescu-Tulcea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morphism extensio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morphism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perimetric theorem (curves, calculus of variation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 (queue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's four-squar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 density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–Bourbaki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–Morozov theorem (Li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ese theorem for concyclic polygons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ese theorem for concyclic quadrilaterals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ellipsoid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 curve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Höld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Schönflie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Schu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's theorem (multiply transitive groups)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ubert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g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kat–Richert theorem (analytic 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amori–McAlo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torovich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lansky density theorem (von Neuman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lansky's theorem on quadratic forms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hunen–Loève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p–Lipton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z–Lang finitenes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mata–Viehweg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aki's theorem (paper fold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lvin's circul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mpf–Nes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aritonov's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inchin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ing–Hopf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by–Paris theorem (proof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chhoff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szbraun theorem (Lipschitz continu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ene fixed-point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ene's recursion theorem (recur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aster–Tarski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s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ser'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en–Speck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aira embedd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aira vanishing theorem (complex manifol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ebe 1/4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 extension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's three-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–Arnold representation theorem (real analysis, approxi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–Arnold–Moser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őnig's theorem (graph theory) (bipartite grap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kinetics)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set theory) (cardinal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vari–Sós–Turán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ft–McMillan theorem (cod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mer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in–Milman theorem (mathematical analysis, discre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er's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necker's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necker–We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ll's principal ideal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ll–Schmid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's tree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–Katona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ylov–Bogolyubov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h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iper's theorem (operator theory,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ünneth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urosh subgroup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tta–Joukowski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ōmura's theorem (measure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ner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fforgue's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four-squar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in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re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ek–Mos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i's theorem (st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u prime idea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ker–Noether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tice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t expan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icella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Richtmyer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Wendroff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covering dimension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composition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nsity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 Hwa Chung theorem (symplect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differentiatio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m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–Yang theorem (statist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fixed-point theorem (fixed points, 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–Hopf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hyperplane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theorem on (1,1)-classes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mann–Scheffé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–Hirsch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ner symmetry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ter's theorem (Euclidean 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's theorem (Li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tzky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's modulus of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korish twist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ckorish–Wallac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eorem (Li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ird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Palai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mann–Weierstras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Kolchin theorem (algebraic groups, 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énard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löf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ström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congruence theorem (number theory, modular arithmet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nik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ns–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mplex analysis) (entire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nformal mappings) (conformal mapping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Hamiltonian) (Hamiltonian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b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h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man–Menchof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Łoś'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wenheim–Skolem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kacs's proportion-sum independence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er–Phillips theorem (semi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zin's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–Malkin theorem (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's central limit theorem (probability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Mahon Master theorem (enumerative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compactnes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theorem (p-ad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er's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 preparation theorem (singular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–Ehrenprei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n–Drinfeld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inkiewic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en'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contro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lyan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al value theorem (bi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us−Yamabe theorem (2D 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gale representation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–Stother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 theorem (analysis of algorithms) (recurrence relations, asymptot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chke's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yasevich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flow min cut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Noether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al ergodi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well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–Ulam theorem (normed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tors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value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able Riemann mapping theorem (conformal mapp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in inver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elau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g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min–Wagn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tens's theorems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zation theorems (topological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snier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y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hăilescu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–Taylor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's tree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man–Pettis theorem (Banach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max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second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–Hlawka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los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quel'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sky–Newman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chell's embedding theorem (categor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ag-Leffler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gliani–Miller theorem (financ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arity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r–Mascheroni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e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drom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las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onvergenc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ntel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–Aronszajn theorem (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dell–Wei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au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ra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categoricity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trisecto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o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ow rigidity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 pass theorem (calculus of var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ng equilibrium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nomial theorem (algebra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ation theorem (special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ity-one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mford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ual fund separation theorem (financial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ntz–Szás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cielski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er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hill–Nerode theorem (formal language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's compactificat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–Smirnov metrization theorem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ell–Lutz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oleon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 embeddin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–Moser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lander–Nirember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about ovals (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(quadrilateral)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machu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fixed-point theorem (fixed poi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realization probl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–Schreier theorem (fre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ven's theorem (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oning theorem (quantum comput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free lunch theorem (philosophy of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hai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wandering doma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broadcast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communic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(Lie groups, calculus of variations, differential invariant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oether's second theorem (calculus of variation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on rationality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dard–Thorn theorem (vertex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trade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squeezing theorem (symplect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on's theorem (electric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ikov's compact leaf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quist–Shannon sampling theorem (information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cal equivalence theorem (quantum optics) (quantum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al stopping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 theorem (Nagano–Sussmann)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-stabiliz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icz–Petti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ste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elede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erwalder–Schrad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–Hadamard gap theorem (complex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–Wiener theorem (Fourier trans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ya theorem (nuclear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are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centroid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hexagon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–Harringt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ovicenko's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eval's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asarath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's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h's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no existence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etre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ixoto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rose–Hawking singularity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ntagonal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li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pendicular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ron–Frobeniu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–Weyl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gmén–Lindelö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–Lindelöf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ands–Balkema–de Haan theorem (extreme valu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man–Koopman–Darmoi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ot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ar separato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for spherical functions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endixso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irkhoff–Witt theorem (universal enveloping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Hopf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duality theorem (algebraic topology of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recurrence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limi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lya enumeration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peiu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's closure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–Steine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energy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ynting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image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itive element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axi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ideal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khorov'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 base chang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random generator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olemy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agorean theorem (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Quillen–Susli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 (computer science) (theoretical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ient of subspace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's theorem (harmon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–Nikodym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kov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m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n–Skolem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's theorem (graph theory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–nullity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o–Blackwell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hevsky–Chow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ty theorem (poli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er's theorems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ch comparison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dei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b sphere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h–Schlieder theorem (local 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v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meister–Singer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r's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mert–Stei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chle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d compound agen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nolds transport theorem (fluid 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t's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's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–Shapiro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so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existenc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theorem on removable singularities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(Riemann surfaces, 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mooth manifolds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iemann singularity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 representation theorem (functional analysis, 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Fischer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Thori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el–Young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son–Seymou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son's joint consistenc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hli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e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–Capelli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–Hurwitz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ge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bczynski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ll–Nardzewski fixed point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5:51:47.061314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5:59:00.212611433</dc:date>
    <meta:editing-duration>PT11H59M3S</meta:editing-duration>
    <meta:editing-cycles>336</meta:editing-cycles>
    <meta:generator>LibreOffice/7.1.3.2$Linux_X86_64 LibreOffice_project/10$Build-2</meta:generator>
    <meta:document-statistic meta:table-count="8" meta:cell-count="2033" meta:object-count="0"/>
  </office:meta>
</office:document-meta>
</file>